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8000000870E3CC09C9EE24CB4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26cm" fo:padding-top="0.178cm" fo:padding-bottom="0.178cm" fo:padding-left="0.303cm" fo:padding-right="0.303cm" draw:shadow-offset-x="0.203cm" draw:shadow-offset-y="0.203cm"/>
    </style:style>
    <style:style style:name="gr3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34cm" fo:padding-top="0.178cm" fo:padding-bottom="0.178cm" fo:padding-left="0.303cm" fo:padding-right="0.303cm" draw:shadow-offset-x="0.203cm" draw:shadow-offset-y="0.203cm"/>
    </style:style>
    <style:style style:name="gr4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25cm" fo:padding-top="0.178cm" fo:padding-bottom="0.178cm" fo:padding-left="0.303cm" fo:padding-right="0.303cm" draw:shadow-offset-x="0.203cm" draw:shadow-offset-y="0.203cm"/>
    </style:style>
    <style:style style:name="gr5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2.23cm" fo:min-width="1.139cm" fo:padding-top="0.177cm" fo:padding-bottom="0.177cm" fo:padding-left="0.302cm" fo:padding-right="0.302cm" draw:shadow-offset-x="0.203cm" draw:shadow-offset-y="0.203cm"/>
    </style:style>
    <style:style style:name="gr6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7cm" fo:min-width="1.128cm" fo:padding-top="0.178cm" fo:padding-bottom="0.178cm" fo:padding-left="0.303cm" fo:padding-right="0.303cm" draw:shadow-offset-x="0.203cm" draw:shadow-offset-y="0.203cm"/>
    </style:style>
    <style:style style:name="gr7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21cm" fo:min-width="1.126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gr8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21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23cm" fo:min-width="1.126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gr10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4cm" fo:min-width="1.126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gr11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9cm" fo:min-width="1.126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gr12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27cm" fo:padding-top="0.178cm" fo:padding-bottom="0.178cm" fo:padding-left="0.303cm" fo:padding-right="0.303cm" draw:shadow-offset-x="0.203cm" draw:shadow-offset-y="0.203cm"/>
    </style:style>
    <style:style style:name="gr13" style:family="graphic" style:parent-style-name="standard">
      <style:graphic-properties svg:stroke-width="0.106cm" svg:stroke-color="#ff972f" draw:marker-start-width="0.359cm" draw:marker-end-width="0.359cm" draw:fill="none" draw:textarea-horizontal-align="justify" draw:textarea-vertical-align="middle" draw:auto-grow-height="false" fo:min-height="2.234cm" fo:min-width="1.126cm" fo:padding-top="0.178cm" fo:padding-bottom="0.178cm" fo:padding-left="0.303cm" fo:padding-right="0.303cm" draw:shadow-offset-x="0.203cm" draw:shadow-offset-y="0.2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737cm" svg:height="14.657cm" svg:x="1.905cm" svg:y="0.317cm">
          <draw:image xlink:href="Pictures/1000000000000A8000000870E3CC09C9EE24CB4E.jpg" xlink:type="simple" xlink:show="embed" xlink:actuate="onLoad" draw:mime-type="image/jpeg">
            <text:p/>
          </draw:image>
        </draw:frame>
        <draw:custom-shape draw:style-name="gr2" draw:text-style-name="P1" draw:layer="layout" svg:width="1.626cm" svg:height="2.484cm" svg:x="3.131cm" svg:y="11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4.757cm" svg:y="11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6.387cm" svg:y="11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3.131cm" svg:y="8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4.757cm" svg:y="8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9.54cm" svg:y="11.4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34cm" svg:height="2.484cm" svg:x="11.163cm" svg:y="11.4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25cm" svg:height="2.484cm" svg:x="12.797cm" svg:y="11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39cm" svg:height="2.48cm" svg:x="11.156cm" svg:y="8.9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28cm" svg:height="2.487cm" draw:transform="skewX (0.0015707963267949) translate (12.799cm 8.95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26cm" svg:height="2.471cm" svg:x="17.765cm" svg:y="11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21cm" svg:height="2.484cm" svg:x="14.522cm" svg:y="11.4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26cm" svg:height="2.473cm" svg:x="16.139cm" svg:y="11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26cm" svg:height="2.49cm" svg:x="16.139cm" svg:y="8.9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26cm" svg:height="2.489cm" svg:x="17.765cm" svg:y="8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3.131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4.757cm" svg:y="1.3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627cm" svg:height="2.484cm" svg:x="6.383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3.131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4.757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9.52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1.146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2.772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2.772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1.146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4.441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6.081cm" svg:y="1.3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26cm" svg:height="2.484cm" svg:x="17.713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6cm" svg:height="2.484cm" svg:x="16.081cm" svg:y="3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26cm" svg:height="2.484cm" svg:x="17.713cm" svg:y="3.8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5:31:44.792258848</meta:creation-date>
    <dc:date>2021-12-21T16:19:30.499111104</dc:date>
    <meta:editing-duration>PT6M6S</meta:editing-duration>
    <meta:editing-cycles>1</meta:editing-cycles>
    <meta:generator>LibreOffice/7.2.2.2$Linux_X86_64 LibreOffice_project/20$Build-2</meta:generator>
    <meta:document-statistic meta:object-count="31"/>
  </office:meta>
</office:document-meta>
</file>